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normal" officeooo:rsid="0010f18a" officeooo:paragraph-rsid="0010f18a" style:font-weight-asian="normal" style:font-weight-complex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>
      <style:text-properties officeooo:rsid="0016aba6" officeooo:paragraph-rsid="0016aba6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0ce691" officeooo:paragraph-rsid="000ce691"/>
    </style:style>
    <style:style style:name="P10" style:family="paragraph" style:parent-style-name="Text_20_body" style:list-style-name="L1">
      <style:paragraph-properties fo:text-align="start" style:justify-single-word="false" fo:break-before="page"/>
      <style:text-properties officeooo:rsid="000ce691" officeooo:paragraph-rsid="000ce691"/>
    </style:style>
    <style:style style:name="P11" style:family="paragraph" style:parent-style-name="Text_20_body" style:list-style-name="">
      <style:paragraph-properties fo:line-height="115%" fo:text-align="start" style:justify-single-word="false"/>
      <style:text-properties officeooo:rsid="000ce691" officeooo:paragraph-rsid="000ce691"/>
    </style:style>
    <style:style style:name="P12" style:family="paragraph" style:parent-style-name="Text_20_body" style:list-style-name="L1">
      <style:paragraph-properties fo:text-align="start" style:justify-single-word="false"/>
      <style:text-properties fo:font-weight="normal" officeooo:rsid="000ce691" officeooo:paragraph-rsid="000ce691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120d3a" officeooo:paragraph-rsid="00120d3a" style:font-weight-asian="normal" style:font-weight-complex="normal"/>
    </style:style>
    <style:style style:name="P14" style:family="paragraph" style:parent-style-name="Text_20_body" style:list-style-name="L2">
      <style:paragraph-properties fo:text-align="start" style:justify-single-word="false"/>
      <style:text-properties fo:font-weight="normal" officeooo:rsid="00121d39" officeooo:paragraph-rsid="00121d39" style:font-weight-asian="normal" style:font-weight-complex="normal"/>
    </style:style>
    <style:style style:name="P15" style:family="paragraph" style:parent-style-name="Text_20_body">
      <style:text-properties fo:font-weight="normal" officeooo:rsid="0016aba6" officeooo:paragraph-rsid="0016aba6" style:font-weight-asian="normal" style:font-weight-complex="normal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121d39" officeooo:paragraph-rsid="00121d39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paragraph-rsid="00121d39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158573" officeooo:paragraph-rsid="00158573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rsid="00158573" officeooo:paragraph-rsid="0015abc1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15abc1" officeooo:paragraph-rsid="0015abc1"/>
    </style:style>
    <style:style style:name="P21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0ce69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0d3a" style:font-weight-asian="normal" style:font-weight-complex="normal"/>
    </style:style>
    <style:style style:name="T4" style:family="text">
      <style:text-properties officeooo:rsid="000f6cf1"/>
    </style:style>
    <style:style style:name="T5" style:family="text">
      <style:text-properties officeooo:rsid="001062f1"/>
    </style:style>
    <style:style style:name="T6" style:family="text">
      <style:text-properties officeooo:rsid="00120d3a"/>
    </style:style>
    <style:style style:name="T7" style:family="text">
      <style:text-properties officeooo:rsid="00121d3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Roteiro <text:span text:style-name="T1">DEVELOPER ADVENTURE</text:span></text:h>
      <text:p text:style-name="P21"/>
      <text:p text:style-name="Standard"><text:bookmark text:name="docs-internal-guid-7cc9527b-7fff-0193-18b0-ba344c842b36"/>Fase Tutorial: A Jornada do Desenvolvedor</text:p>
      <text:p text:style-name="Standard">Cena de Abertura:</text:p>
      <text:list text:style-name="L3">
        <text:list-item>
          <text:list>
            <text:list-item>
              <text:list>
                <text:list-item>
                  <text:p text:style-name="P4">O jogador é apresentado à vila, mostrando a vida pacífica e o jogador como um dos poucos não-programadores.</text:p>
                </text:list-item>
              </text:list>
            </text:list-item>
          </text:list>
        </text:list-item>
      </text:list>
      <text:p text:style-name="Standard">Objetivo da Fase:</text:p>
      <text:list text:style-name="L4">
        <text:list-item>
          <text:list>
            <text:list-item>
              <text:list>
                <text:list-item>
                  <text:p text:style-name="P5">Introduzir os controles e a mecânica de interação com o ambiente.</text:p>
                </text:list-item>
                <text:list-item>
                  <text:p text:style-name="P5">Ensinar conceitos básicos de programação de forma interativa e progressiva.</text:p>
                </text:list-item>
              </text:list>
            </text:list-item>
          </text:list>
        </text:list-item>
      </text:list>
      <text:p text:style-name="Standard">Desenvolvimento da Fase:</text:p>
      <text:list text:style-name="L5">
        <text:list-item>
          <text:list>
            <text:list-item>
              <text:list>
                <text:list-item>
                  <text:p text:style-name="P6">Encontro com o Amigo Robô:</text:p>
                </text:list-item>
                <text:list-item>
                  <text:p text:style-name="P6">O amigo robô apresenta a importância da tecnologia na vida moderna e como a programação está em tudo.</text:p>
                </text:list-item>
                <text:list-item>
                  <text:p text:style-name="P6">O jogador aprende os controles básicos, seguindo o robô e interagindo com objetos simples.</text:p>
                </text:list-item>
                <text:list-item>
                  <text:p text:style-name="P6">A Explosão e a Chamada de Socorro:</text:p>
                </text:list-item>
                <text:list-item>
                  <text:p text:style-name="P6">Uma explosão distante interrompe a conversa, e os pais do jogador pedem ajuda pelo robô.</text:p>
                </text:list-item>
                <text:list-item>
                  <text:p text:style-name="P6">O jogador é motivado a aprender programação para entender e resolver o problema.</text:p>
                </text:list-item>
                <text:list-item>
                  <text:p text:style-name="P6">A Jornada Inicia:</text:p>
                </text:list-item>
                <text:list-item>
                  <text:p text:style-name="P6">O robô abre um portal para um mundo virtual, onde a programação é a chave para avançar.</text:p>
                </text:list-item>
                <text:list-item>
                  <text:p text:style-name="P6">O jogador começa com desafios simples, como mover-se através de loops e condicionais, para abrir caminho.</text:p>
                </text:list-item>
                <text:list-item>
                  <text:p text:style-name="P6">Evolução da Programação:</text:p>
                </text:list-item>
                <text:list-item>
                  <text:p text:style-name="P6">Conforme o jogador avança, os desafios de programação aumentam em complexidade, exigindo conceitos como funções e variáveis.</text:p>
                </text:list-item>
                <text:list-item>
                  <text:p text:style-name="P6">O robô fornece dicas e explicações sobre como cada conceito é usado na programação do mundo virtual.</text:p>
                </text:list-item>
                <text:list-item>
                  <text:p text:style-name="P6">Desafio Final:</text:p>
                </text:list-item>
                <text:list-item>
                  <text:p text:style-name="P6">O jogador enfrenta um grande desafio de programação que requer a aplicação de todos os conceitos aprendidos.</text:p>
                </text:list-item>
                <text:list-item>
                  <text:p text:style-name="P6">O sucesso revela mais informações sobre a ameaça à vila e a importância de continuar aprendendo programação.</text:p>
                </text:list-item>
              </text:list>
            </text:list-item>
          </text:list>
        </text:list-item>
      </text:list>
      <text:p text:style-name="Standard">Conclusão da Fase:</text:p>
      <text:list text:style-name="L6">
        <text:list-item>
          <text:list>
            <text:list-item>
              <text:list>
                <text:list-item>
                  <text:p text:style-name="P7">O jogador é recompensado com a sensação de progresso ao dominar conceitos básicos de programação.</text:p>
                </text:list-item>
                <text:list-item>
                  <text:p text:style-name="P7">O robô incentiva o jogador a continuar aprendendo, pois mais desafios e a capacidade de salvar seus pais aguardam.</text:p>
                </text:list-item>
              </text:list>
            </text:list-item>
          </text:list>
        </text:list-item>
      </text:list>
      <text:p text:style-name="Standard"/>
      <text:p text:style-name="P8"/>
      <text:p text:style-name="P8"/>
      <text:p text:style-name="Standard"/>
      <text:p text:style-name="P11"/>
      <text:list text:style-name="L1">
        <text:list-item>
          <text:p text:style-name="P10">Ao abrir o jogo: <text:span text:style-name="T4">Exibir menu principal com uma musica marcante, onde os principais botões serão JOGAR DEMO, CONFIGURAÇÕES e SAIR</text:span></text:p>
        </text:list-item>
        <text:list-item>
          <text:p text:style-name="P9">Ao abrir pós menu inicial, novo jogo: </text:p>
          <text:list>
            <text:list-item>
              <text:p text:style-name="P9">Fase Tutorial: <text:span text:style-name="T2"/></text:p>
              <text:list>
                <text:list-item>
                  <text:p text:style-name="P12">Requisitos:</text:p>
                  <text:list>
                    <text:list-item>
                      <text:p text:style-name="P12">Ensinar Movimentação horizontal</text:p>
                    </text:list-item>
                    <text:list-item>
                      <text:p text:style-name="P12">Ensinar Ação de pulo</text:p>
                    </text:list-item>
                    <text:list-item>
                      <text:p text:style-name="P12">Ensinar movimentação horizontal agachada</text:p>
                    </text:list-item>
                    <text:list-item>
                      <text:p text:style-name="P12">Ensinar movimentação horizontal correndo</text:p>
                    </text:list-item>
                    <text:list-item>
                      <text:p text:style-name="P12">Ensinar movimentação horizontal deslizando enquanto corre</text:p>
                    </text:list-item>
                    <text:list-item>
                      <text:p text:style-name="P12">Ensinar a como jogar itens para distração tanto sem alterar elevação quanto elevando visão do <text:span text:style-name="T5">jogador</text:span> para cima</text:p>
                    </text:list-item>
                  </text:list>
                </text:list-item>
                <text:list-item>
                  <text:p text:style-name="P12">Execução de história do tutorial</text:p>
                </text:list-item>
              </text:list>
            </text:list-item>
          </text:list>
        </text:list-item>
      </text:list>
      <text:p text:style-name="P1">Cena: Início do jogo – Vila <text:span text:style-name="T6">Distópica</text:span></text:p>
      <text:p text:style-name="P13">Abertura: A cena se inicia contando de como a tecnologia vem evoluindo ao ponto de que o mundo simplesmente está dependendo da tecnologia, onde até mesmo uma vila rural está dependendo de robôs para sua evolução de agropecuária, onde um dos melhores cientistas do mundo é o criador da principal tecnologia robótica que transformou sua vila em uma Vila Distópica, uma vila cheia de calor humano e robótico em harmonia, aqui a cena muda para o personagem protagonista relaxando em um lugar cheio de flores, mas do nada ele escuta pássaros agitados e explosões, ao mesmo tempo seu robô de família é introduzido, onde se encontra chamando por seu amigo porque aconteceu alguma tragédia, logo após essa introdução no cenário o lugar vai ficando mais sombrio.</text:p>
      <text:list text:style-name="L2">
        <text:list-item>
          <text:p text:style-name="P16"><text:span text:style-name="T3">I</text:span><text:span text:style-name="T2">ntrodução da história: A cena começa com uma breve animação explicação a situação em volta, onde existe essa vila distópica e a tecnologia onipresente. O jogador é apresentado como protagonista.</text:span></text:p>
        </text:list-item>
        <text:list-item>
          <text:p text:style-name="P14">Encontro com o amigo robô: O jogador é levado até o amigo robô, que se tornará seu guia. O robô revela sua missão de ensinar ao jogador como sobreviver ao caos que se inicio neste mundo sem depender da tecnologia.</text:p>
        </text:list-item>
        <text:list-item>
          <text:p text:style-name="P16">Tutorial de Movimentação:</text:p>
          <text:list>
            <text:list-item>
              <text:p text:style-name="P16">Movimentação Horizontal: Depois que o robô aparece e diz mexasse aconteceu uma tragédia, venha rapido, aparece os comando de movimentação da esquerda e direita, onde é utilizado as teclas A e D para se movimentar.</text:p>
            </text:list-item>
            <text:list-item>
              <text:p text:style-name="P17"><text:span text:style-name="T7">Ação de Pulo: Depois de aprender a movimentação horizontal chega um ponto do mapa, onde a altura é um pouco elevada e é impossibilitado de fazer a movimentação horizontal, logo então o robô diz pule aqui, em seguida lhe é mostrado na tela o comando de pulo que é a tecla espaço.</text:span></text:p>
            </text:list-item>
            <text:list-item>
              <text:p text:style-name="P16">Movimentação Agachada: chega um ponto do mapa onde você não enxerga o robô e tem um único caminho estreito onde você tera que se agachar, nesse momento lhe é mostrado <text:soft-page-break/>o comando de agachar, quando pressionado vai aparecer a mensagem mostrando para andar e agachar ao mesmo tempo para ultrapassar o caminho estreito com a tecla CTRL.</text:p>
            </text:list-item>
          </text:list>
        </text:list-item>
        <text:list-item>
          <text:p text:style-name="P18">Continuação da História: logo após passar o caminho estreito, aparece uma Cena onde tem animação de uma espécie de transmissão de mensagem para a vila na qual mostra que algo está acontecendo com a tecnologia em volta e seus robôs correm o risco de enlouquecerem, e que os pais do protagonista estão envolvidos nisso de alguma forma e não podem ajudar a todos no momento, o robô do início da história já na vila está vendo a transmissão de mensagem, o casal percebe o robô e diz, por favor cuide de nosso filho e então a cena volta para quando o protagonista atravessa o caminho estreito que entrou em um local onde tem uma ponte quebrada, ao passar por essa ponte, de repente ela se quebra no caminho, derrubando o protagonista em uma espécia de fundo de uma caverna, neste lugar o jogador deve sair dela o mais rápido possível para chegar na vila onde lhe é introduzido o tutorial um pouco avançado.</text:p>
        </text:list-item>
        <text:list-item>
          <text:p text:style-name="P18">Tutorial de Movimentação Avançada:</text:p>
          <text:list>
            <text:list-item>
              <text:p text:style-name="P18">Movimentação Correndo: O robô ensina o jogador a correr pressionando duas vezes a seta para a direita ou esquerda. O jogador pratica correndo por uma curta distância.</text:p>
            </text:list-item>
            <text:list-item>
              <text:p text:style-name="P18">Movimentação deslizando enquanto corre: O robô mostra como o jogador pode deslizar enquanto corre pressionando a tecla de deslizar (por exemplo, a tecla "Shift") para passar por espaços estreitos.</text:p>
            </text:list-item>
          </text:list>
        </text:list-item>
        <text:list-item>
          <text:p text:style-name="P18">Tutorial de jogar itens para distração:</text:p>
          <text:list>
            <text:list-item>
              <text:p text:style-name="P18">Lanamento de itens: O robô entrega ao jogador um dispositivo de distração e ensina como lançá-lo usando a tecla "E". O jogador lança o dispositivo para distrair inimigos.</text:p>
            </text:list-item>
            <text:list-item>
              <text:p text:style-name="P18">Elevação de visão: O robô ensina como usar o dispositivo de distração para elevar sua visão, permitindo que o jogador veja objetos ou inimigos em locais elevados. O jogador pratica isso.</text:p>
            </text:list-item>
          </text:list>
        </text:list-item>
        <text:list-item>
          <text:p text:style-name="P19">Continuação da história: O robô recebe uma mensagem de emergência sobre uma grande ameaça tecnológica, e a vila é subitamente atacada.</text:p>
        </text:list-item>
        <text:list-item>
          <text:p text:style-name="P20">Desenvolvimento de ação: O jogador é forçado a fugir dos inimigos em um sequência de perseguição. O robô ajuda o jogador a usar os movimentos aprendidos e o dispositivo de distração para escapar.</text:p>
        </text:list-item>
        <text:list-item>
          <text:p text:style-name="P20">Transição para o próximo nivel(Fim da Demo Talvez): A fase inicial termina com o jogador escapando da vila e entrando no mundo virtual onde os desafios de programação começarão.</text:p>
        </text:list-item>
      </text:list>
      <text:p text:style-name="P2">Este roteiro introduz elementos de movimentação e ação enquanto avança na narrativa. Ele também estabelece a motivação do jogador para enfrentar os desafios do jogo. Lembre-se de equilibrar o aprendizado com a diversão e o envolvimento do jogador para criar uma experiência imersiva.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6:51:27.257000000</meta:creation-date>
    <dc:date>2024-02-20T21:46:50.590000000</dc:date>
    <meta:editing-duration>PT2H14M12S</meta:editing-duration>
    <meta:editing-cycles>10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56" meta:word-count="1160" meta:character-count="6827" meta:non-whitespace-character-count="5767"/>
  </office:meta>
</office:document-meta>
</file>